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fa3" officeooo:paragraph-rsid="000b9fa3"/>
    </style:style>
    <style:style style:name="P2" style:family="paragraph" style:parent-style-name="Standard">
      <style:text-properties officeooo:rsid="000b9fa3" officeooo:paragraph-rsid="002162a4"/>
    </style:style>
    <style:style style:name="P3" style:family="paragraph" style:parent-style-name="Standard">
      <style:text-properties officeooo:rsid="000b9fa3" officeooo:paragraph-rsid="00364a45"/>
    </style:style>
    <style:style style:name="P4" style:family="paragraph" style:parent-style-name="Standard">
      <style:text-properties officeooo:rsid="000b9fa3" officeooo:paragraph-rsid="0038c575"/>
    </style:style>
    <style:style style:name="P5" style:family="paragraph" style:parent-style-name="Standard">
      <style:text-properties officeooo:rsid="000b9fa3" officeooo:paragraph-rsid="003bc0af"/>
    </style:style>
    <style:style style:name="P6" style:family="paragraph" style:parent-style-name="Standard">
      <style:text-properties officeooo:rsid="000b9fa3" officeooo:paragraph-rsid="003bc862"/>
    </style:style>
    <style:style style:name="P7" style:family="paragraph" style:parent-style-name="Standard">
      <style:text-properties fo:font-weight="bold" officeooo:rsid="000b9fa3" officeooo:paragraph-rsid="000b9fa3" style:font-weight-asian="bold" style:font-weight-complex="bold"/>
    </style:style>
    <style:style style:name="P8" style:family="paragraph" style:parent-style-name="Standard">
      <style:text-properties fo:font-weight="bold" officeooo:rsid="0023df13" officeooo:paragraph-rsid="0023df13" style:font-weight-asian="bold" style:font-weight-complex="bold"/>
    </style:style>
    <style:style style:name="P9" style:family="paragraph" style:parent-style-name="Standard">
      <style:text-properties officeooo:rsid="000bdbc7" officeooo:paragraph-rsid="000bdbc7"/>
    </style:style>
    <style:style style:name="P10" style:family="paragraph" style:parent-style-name="Standard">
      <style:text-properties officeooo:rsid="00173f39" officeooo:paragraph-rsid="00173f39"/>
    </style:style>
    <style:style style:name="P11" style:family="paragraph" style:parent-style-name="Standard">
      <style:text-properties officeooo:rsid="00173f39" officeooo:paragraph-rsid="002d62bc"/>
    </style:style>
    <style:style style:name="P12" style:family="paragraph" style:parent-style-name="Standard">
      <style:text-properties officeooo:rsid="001f33c4" officeooo:paragraph-rsid="001f33c4"/>
    </style:style>
    <style:style style:name="P13" style:family="paragraph" style:parent-style-name="Standard">
      <style:text-properties fo:font-weight="normal" officeooo:rsid="001c725c" officeooo:paragraph-rsid="00173f39" style:font-weight-asian="normal" style:font-weight-complex="normal"/>
    </style:style>
    <style:style style:name="P14" style:family="paragraph" style:parent-style-name="Standard">
      <style:text-properties officeooo:rsid="002162a4" officeooo:paragraph-rsid="0022c894"/>
    </style:style>
    <style:style style:name="P15" style:family="paragraph" style:parent-style-name="Standard">
      <style:text-properties officeooo:paragraph-rsid="000b9fa3"/>
    </style:style>
    <style:style style:name="P16" style:family="paragraph" style:parent-style-name="Standard">
      <style:text-properties style:font-name="Liberation Serif" fo:font-size="12pt" officeooo:paragraph-rsid="000b9fa3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3df13" officeooo:paragraph-rsid="000b9fa3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b9fa3" officeooo:paragraph-rsid="003bc862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b9fa3" officeooo:paragraph-rsid="00416cbe" style:font-size-asian="12pt" style:font-size-complex="12pt"/>
    </style:style>
    <style:style style:name="P20" style:family="paragraph" style:parent-style-name="Standard">
      <style:text-properties style:font-name="Liberation Serif" fo:font-size="12pt" fo:font-weight="normal" officeooo:rsid="003e80de" officeooo:paragraph-rsid="003bc86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b9fa3" officeooo:paragraph-rsid="00416cb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tyle="italic" officeooo:paragraph-rsid="003bc0af" style:font-style-asian="italic" style:font-style-complex="italic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df13" officeooo:paragraph-rsid="000b9fa3" style:font-size-asian="12pt" style:font-size-complex="12pt"/>
    </style:style>
    <style:style style:name="P24" style:family="paragraph" style:parent-style-name="Standard">
      <style:text-properties fo:font-style="italic" style:text-underline-style="solid" style:text-underline-width="auto" style:text-underline-color="font-color" officeooo:rsid="00173f39" officeooo:paragraph-rsid="00173f39" style:font-style-asian="italic" style:font-style-complex="italic"/>
    </style:style>
    <style:style style:name="P25" style:family="paragraph" style:parent-style-name="Standard">
      <style:text-properties officeooo:paragraph-rsid="003bc862"/>
    </style:style>
    <style:style style:name="P26" style:family="paragraph" style:parent-style-name="Standard">
      <style:text-properties officeooo:rsid="001ba7b2" officeooo:paragraph-rsid="002d62bc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Liberation Serif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text-properties style:font-name="Liberation Serif" fo:font-size="12pt" fo:font-weight="normal" officeooo:rsid="00416cbe" officeooo:paragraph-rsid="00416cb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weight="bold" officeooo:rsid="0046525c" officeooo:paragraph-rsid="0046525c" style:font-weight-asian="bold" style:font-weight-complex="bold"/>
    </style:style>
    <style:style style:name="P30" style:family="paragraph" style:parent-style-name="Standard">
      <style:text-properties officeooo:rsid="000b9fa3" officeooo:paragraph-rsid="00364a45"/>
    </style:style>
    <style:style style:name="P31" style:family="paragraph" style:parent-style-name="Standard">
      <style:text-properties fo:font-weight="normal" officeooo:rsid="000b9fa3" officeooo:paragraph-rsid="004760f0" style:font-weight-asian="normal" style:font-weight-complex="normal"/>
    </style:style>
    <style:style style:name="T1" style:family="text">
      <style:text-properties officeooo:rsid="000dd124"/>
    </style:style>
    <style:style style:name="T2" style:family="text">
      <style:text-properties officeooo:rsid="0010f284"/>
    </style:style>
    <style:style style:name="T3" style:family="text">
      <style:text-properties officeooo:rsid="0011e068"/>
    </style:style>
    <style:style style:name="T4" style:family="text">
      <style:text-properties officeooo:rsid="00122d17"/>
    </style:style>
    <style:style style:name="T5" style:family="text">
      <style:text-properties officeooo:rsid="0013a33a"/>
    </style:style>
    <style:style style:name="T6" style:family="text">
      <style:text-properties officeooo:rsid="00154751"/>
    </style:style>
    <style:style style:name="T7" style:family="text">
      <style:text-properties officeooo:rsid="00191db7"/>
    </style:style>
    <style:style style:name="T8" style:family="text">
      <style:text-properties officeooo:rsid="001c725c"/>
    </style:style>
    <style:style style:name="T9" style:family="text">
      <style:text-properties fo:font-weight="bold" officeooo:rsid="001c725c" style:font-weight-asian="bold" style:font-weight-complex="bold"/>
    </style:style>
    <style:style style:name="T10" style:family="text">
      <style:text-properties fo:font-weight="bold" officeooo:rsid="002d62bc" style:font-weight-asian="bold" style:font-weight-complex="bold"/>
    </style:style>
    <style:style style:name="T11" style:family="text">
      <style:text-properties fo:font-weight="bold" officeooo:rsid="0029cf19" style:font-weight-asian="bold" style:font-weight-complex="bold"/>
    </style:style>
    <style:style style:name="T12" style:family="text">
      <style:text-properties fo:font-weight="bold" officeooo:rsid="0028d055" style:font-weight-asian="bold" style:font-weight-complex="bold"/>
    </style:style>
    <style:style style:name="T13" style:family="text">
      <style:text-properties fo:font-weight="bold" officeooo:rsid="00416cbe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725c" style:font-weight-asian="normal" style:font-weight-complex="normal"/>
    </style:style>
    <style:style style:name="T16" style:family="text">
      <style:text-properties fo:font-weight="normal" officeooo:rsid="001d9b7e" style:font-weight-asian="normal" style:font-weight-complex="normal"/>
    </style:style>
    <style:style style:name="T17" style:family="text">
      <style:text-properties fo:font-weight="normal" officeooo:rsid="00340423" style:font-weight-asian="normal" style:font-weight-complex="normal"/>
    </style:style>
    <style:style style:name="T18" style:family="text">
      <style:text-properties fo:font-weight="normal" officeooo:rsid="0028d055" style:font-weight-asian="normal" style:font-weight-complex="normal"/>
    </style:style>
    <style:style style:name="T19" style:family="text">
      <style:text-properties fo:font-weight="normal" officeooo:rsid="003bc862" style:font-weight-asian="normal" style:font-weight-complex="normal"/>
    </style:style>
    <style:style style:name="T20" style:family="text">
      <style:text-properties fo:font-weight="normal" officeooo:rsid="003cef6b" style:font-weight-asian="normal" style:font-weight-complex="normal"/>
    </style:style>
    <style:style style:name="T21" style:family="text">
      <style:text-properties fo:font-weight="normal" officeooo:rsid="003e80de" style:font-weight-asian="normal" style:font-weight-complex="normal"/>
    </style:style>
    <style:style style:name="T22" style:family="text">
      <style:text-properties fo:font-weight="normal" officeooo:rsid="003fa218" style:font-weight-asian="normal" style:font-weight-complex="normal"/>
    </style:style>
    <style:style style:name="T23" style:family="text">
      <style:text-properties fo:font-weight="normal" officeooo:rsid="00410ef6" style:font-weight-asian="normal" style:font-weight-complex="normal"/>
    </style:style>
    <style:style style:name="T24" style:family="text">
      <style:text-properties fo:font-weight="normal" officeooo:rsid="00416cbe" style:font-weight-asian="normal" style:font-weight-complex="normal"/>
    </style:style>
    <style:style style:name="T25" style:family="text">
      <style:text-properties officeooo:rsid="001f145a"/>
    </style:style>
    <style:style style:name="T26" style:family="text">
      <style:text-properties officeooo:rsid="001f33c4"/>
    </style:style>
    <style:style style:name="T27" style:family="text">
      <style:text-properties officeooo:rsid="002162a4"/>
    </style:style>
    <style:style style:name="T28" style:family="text">
      <style:text-properties officeooo:rsid="0023df13"/>
    </style:style>
    <style:style style:name="T29" style:family="text">
      <style:text-properties officeooo:rsid="0025b3a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23df13" style:font-size-asian="12pt" style:font-size-complex="12pt"/>
    </style:style>
    <style:style style:name="T31" style:family="text">
      <style:text-properties fo:font-variant="normal" fo:text-transform="none" fo:color="#000000" fo:letter-spacing="normal" fo:font-style="normal" fo:font-weight="normal" officeooo:rsid="0023df13"/>
    </style:style>
    <style:style style:name="T32" style:family="text">
      <style:text-properties fo:font-variant="normal" fo:text-transform="none" fo:color="#000000" fo:letter-spacing="normal" fo:font-style="normal" fo:font-weight="normal" officeooo:rsid="002ecd9a"/>
    </style:style>
    <style:style style:name="T33" style:family="text">
      <style:text-properties fo:font-variant="normal" fo:text-transform="none" fo:color="#000000" fo:letter-spacing="normal" fo:font-style="normal" fo:font-weight="normal" officeooo:rsid="0031821d"/>
    </style:style>
    <style:style style:name="T34" style:family="text">
      <style:text-properties fo:font-variant="normal" fo:text-transform="none" fo:color="#000000" fo:letter-spacing="normal" fo:font-style="normal" fo:font-weight="normal" officeooo:rsid="0045572f"/>
    </style:style>
    <style:style style:name="T35" style:family="text">
      <style:text-properties fo:font-variant="normal" fo:text-transform="none" fo:color="#000000" fo:letter-spacing="normal" fo:font-weight="normal"/>
    </style:style>
    <style:style style:name="T36" style:family="text">
      <style:text-properties fo:font-variant="normal" fo:text-transform="none" fo:color="#242729" style:font-name="Liberation Serif" fo:font-size="12pt" fo:letter-spacing="normal" fo:font-style="normal" fo:font-weight="normal" officeooo:rsid="003cef6b" fo:background-color="#eff0f1" loext:char-shading-value="0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242729" style:font-name="Liberation Serif" fo:font-size="12pt" fo:letter-spacing="normal" fo:font-style="normal" fo:font-weight="normal" officeooo:rsid="003cef6b" style:font-size-asian="12pt" style:font-weight-asian="normal" style:font-size-complex="12pt" style:font-weight-complex="normal"/>
    </style:style>
    <style:style style:name="T38" style:family="text">
      <style:text-properties officeooo:rsid="000b9fa3"/>
    </style:style>
    <style:style style:name="T39" style:family="text">
      <style:text-properties style:font-name="Liberation Serif" fo:font-size="12pt" officeooo:rsid="000b9fa3" style:font-size-asian="12pt" style:font-size-complex="12pt"/>
    </style:style>
    <style:style style:name="T40" style:family="text">
      <style:text-properties officeooo:rsid="0029cf19"/>
    </style:style>
    <style:style style:name="T41" style:family="text">
      <style:text-properties officeooo:rsid="002d62bc"/>
    </style:style>
    <style:style style:name="T42" style:family="text">
      <style:text-properties officeooo:rsid="0032f284"/>
    </style:style>
    <style:style style:name="T43" style:family="text">
      <style:text-properties officeooo:rsid="00416cbe"/>
    </style:style>
    <style:style style:name="T44" style:family="text">
      <style:text-properties officeooo:rsid="0046525c"/>
    </style:style>
    <style:style style:name="T45" style:family="text">
      <style:text-properties officeooo:rsid="004688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from “<text:a xlink:type="simple" xlink:href="http://www.geeksforgeeks.org/c/" text:style-name="Internet_20_link" text:visited-style-name="Visited_20_Internet_20_Link">http://www.geeksforgeeks.org/c/</text:a>”</text:p>
      <text:p text:style-name="P1"/>
      <text:p text:style-name="P7">Arrays and Strings:</text:p>
      <text:p text:style-name="P9">- Donot use sizeof() for array parameters: In function arguments array is treated as pointers so size <text:tab/>will not be correct, it will give size of pointer, not of whole array.</text:p>
      <text:p text:style-name="P1">- <text:span text:style-name="T1">Initialization of variable sized array: Not allowed without loop</text:span></text:p>
      <text:p text:style-name="P1">- <text:span text:style-name="T2">Are array members deeply copied: Shallow copy(pointer), Deep copy(Array’s)</text:span></text:p>
      <text:p text:style-name="P1">- <text:span text:style-name="T3">Difference between single quoted and double qouted assigment to char array: ‘\0’ not assigned <text:tab/>with single quoted assignment</text:span></text:p>
      <text:p text:style-name="P1">- <text:span text:style-name="T4">Initialization of multidimentional array: leftmost size can only be left empty in array declaration.</text:span></text:p>
      <text:p text:style-name="P1">- <text:span text:style-name="T5">One line function for strcat() and strcmp()</text:span></text:p>
      <text:p text:style-name="P1">- <text:span text:style-name="T6">Difference between char s[] and char *s</text:span></text:p>
      <text:p text:style-name="P1">- <text:span text:style-name="T25">gets() is risky to use: Use fgets() instead as has length check</text:span></text:p>
      <text:p text:style-name="P1">- <text:span text:style-name="T26">C function to swap strings</text:span></text:p>
      <text:p text:style-name="P12">- Storage of strings in C</text:p>
      <text:p text:style-name="P2">- <text:span text:style-name="T27">How to write long strings multi-lines C/C++</text:span></text:p>
      <text:p text:style-name="P14">- Array not possible for which data type: void arr[100] is invalid</text:p>
      <text:p text:style-name="P14">- Variable length array: Possible in C but not in C++</text:p>
      <text:p text:style-name="P14"/>
      <text:p text:style-name="P8">Pointers:</text:p>
      <text:p text:style-name="P1">- <text:span text:style-name="T28">Why c treates array parameters as pointers: For better efficiency, it’s time and space consuming to <text:tab/>copy whole array</text:span></text:p>
      <text:p text:style-name="P1">- <text:span text:style-name="T29">Dangling, void, NULL and wild pointers</text:span></text:p>
      <text:p text:style-name="P15"><text:span text:style-name="T38">- P</text:span><text:span text:style-name="T39">ointers vs Arrays: </text:span><text:span text:style-name="T30">&amp;array is an alias for &amp;array[0] and returns the address of the first element in <text:s/><text:tab/>array</text:span></text:p>
      <text:p text:style-name="P23">- void pointer in C: void *ptr; ptr++, increments ptr by 1.</text:p>
      <text:p text:style-name="P16"><text:span text:style-name="T31">- </text:span><text:span text:style-name="T32">NULL pointer in C: sizeof NULL and void</text:span></text:p>
      <text:p text:style-name="P16"><text:span text:style-name="T32">- </text:span><text:span text:style-name="T33">Function pointer in C</text:span></text:p>
      <text:p text:style-name="P16"><text:span text:style-name="T33">- </text:span><text:span text:style-name="T34">Near(16 bit), far(32 bit) and huge(32 bit) pointers</text:span></text:p>
      <text:p text:style-name="P17"/>
      <text:p text:style-name="P29">Puzzles:</text:p>
      <text:p text:style-name="P31">- <text:span text:style-name="T45">Write your own memcpy: See memmove()</text:span></text:p>
      <text:p text:style-name="P3">- <text:span text:style-name="T44">How to write a running c code without main: Use macro for main, token parsing operator(##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Pending:</text:p>
      <text:p text:style-name="P1">- Why function can’t be defined in header</text:p>
      <text:p text:style-name="P1">- extern usage</text:p>
      <text:p text:style-name="P1">- <text:span text:style-name="T7">Multithreading</text:span></text:p>
      <text:p text:style-name="P1">- <text:span text:style-name="T7">Socket Programming</text:span></text:p>
      <text:p text:style-name="P4">- <text:span text:style-name="T42">How to return a function pointer from a function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4">Important points to remember:</text:p>
      <text:p text:style-name="P11">- <text:span text:style-name="T41">return x in main() return x to shell, to check value of x we can “</text:span><text:span text:style-name="T10">echo $?</text:span><text:span text:style-name="T41">” from shell to get what <text:tab/>has been returned from main on exiting</text:span></text:p>
      <text:p text:style-name="P26">- Token pasting operator(##): “a##b” prints concatination of ‘a’ and ‘b’ i.e “ab”, 5##4 will be <text:tab/>printed as 54.</text:p>
      <text:p text:style-name="P10">- <text:span text:style-name="T8">Comma Operator: Has least preference</text:span></text:p>
      <text:p text:style-name="P10"><text:tab/><text:span text:style-name="T8">x = (a, b) then b will be assigned to x</text:span></text:p>
      <text:p text:style-name="P10">- <text:span text:style-name="T8">Ternary operator return type depends on type of exp2: </text:span><text:span text:style-name="T9">exp1 ? exp2 : exp3</text:span></text:p>
      <text:p text:style-name="P13"><text:tab/>exp3 gets converted to type exp2 otherwise compilation fails not convertable</text:p>
      <text:p text:style-name="P10"><text:span text:style-name="T15">- % </text:span><text:span text:style-name="T16">operator cannot be used with floating variables in C/C++</text:span></text:p>
      <text:p text:style-name="P5">- <text:span text:style-name="T40">why pointer for </text:span><text:span text:style-name="T11">addrlen</text:span><text:span text:style-name="T40"> in </text:span><text:span text:style-name="T11">acceept</text:span><text:span text:style-name="T40">()</text:span></text:p>
      <text:p text:style-name="P22"><text:span text:style-name="T38"><text:tab/></text:span><text:span text:style-name="T35">int accept(int s, struct sockaddr *addr, socklen_t *addrlen);</text:span></text:p>
      <text:p text:style-name="P5"><text:span text:style-name="T16"><text:tab/></text:span><text:span text:style-name="T17">Because addrlen is updated with peer addr len by socket, addr is also updated with peer addr</text:span></text:p>
      <text:p text:style-name="P6"><text:span text:style-name="T17">- </text:span><text:span text:style-name="T18">what is the use of </text:span><text:span text:style-name="T12">pthread_detach</text:span><text:span text:style-name="T18">?</text:span></text:p>
      <text:p text:style-name="P6"><text:span text:style-name="T18"><text:tab/></text:span><text:a xlink:type="simple" xlink:href="http://stackoverflow.com/questions/6042970/pthread-detach-question" text:style-name="Internet_20_link" text:visited-style-name="Visited_20_Internet_20_Link"><text:span text:style-name="T19">http://stackoverflow.com/questions/6042970/pthread-detach-question</text:span></text:a></text:p>
      <text:p text:style-name="P6"><text:span text:style-name="T19"><text:tab/></text:span><text:span text:style-name="T20">No pthread_join() operation allowed after detach</text:span></text:p>
      <text:p text:style-name="P25"><text:span text:style-name="T20"><text:tab/></text:span><text:span text:style-name="Source_20_Text"><text:span text:style-name="T36">pthread_detach</text:span></text:span><text:span text:style-name="T37"> just means that you are never going to join with the thread again. This allows <text:tab/>the pthread library to know whether it can immediately dispose of the thread resources once <text:tab/>the thread exits (the detached case) or whether it must keep them around because you may <text:tab/>later call </text:span><text:span text:style-name="Source_20_Text"><text:span text:style-name="T36">pthread_join</text:span></text:span><text:span text:style-name="T37"> on the thread.</text:span></text:p>
      <text:p text:style-name="P27"><text:tab/>Once main returns (or exits) the OS will reap all your threads and destroy your process.</text:p>
      <text:p text:style-name="P18"><text:span text:style-name="T20">- </text:span><text:span text:style-name="T21">pthread_join()</text:span></text:p>
      <text:p text:style-name="P20"><text:tab/>This does 2 things: Wait for the thread to finiish, Clean up any resource associated with that <text:tab/>thread</text:p>
      <text:p text:style-name="P18"><text:span text:style-name="T21">- </text:span><text:span text:style-name="T22">pthread_exit(): Called from the thread itself to terminate its execution (or return a </text:span><text:span text:style-name="T23">result</text:span><text:span text:style-name="T22">) early</text:span></text:p>
      <text:p text:style-name="P19"><text:span text:style-name="T14">- </text:span><text:span text:style-name="T18">pthread_exit in main function</text:span></text:p>
      <text:p text:style-name="P19"><text:span text:style-name="T18"><text:tab/></text:span><text:span text:style-name="T24">Nothing will happen, shell will consider it as a succesfull execution and 0 will be displayed <text:tab/>on echo </text:span><text:span text:style-name="T13">$?</text:span></text:p>
      <text:p text:style-name="P28">- pthread_exit and then return from an function, what will be assigned to main thread on join()</text:p>
      <text:p text:style-name="P21"><text:tab/><text:span text:style-name="T43">join() always gets the return value done through pthread_exit(&amp;retval) and not of return <text:tab/>retv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2:00:57.721318667</meta:creation-date>
    <dc:date>2017-01-15T13:27:49.730775552</dc:date>
    <meta:editing-duration>PT9H48M37S</meta:editing-duration>
    <meta:editing-cycles>49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611" meta:character-count="3587" meta:non-whitespace-character-count="3007"/>
  </office:meta>
</office:document-meta>
</file>